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54000000A07E34B02E8A11D684.png" manifest:media-type="image/png"/>
  <manifest:file-entry manifest:full-path="Pictures/1000000100000344000000858BB9B2E39119604E.png" manifest:media-type="image/png"/>
  <manifest:file-entry manifest:full-path="Pictures/100000010000061B00000167933B7BA7BA3DB2F0.png" manifest:media-type="image/png"/>
  <manifest:file-entry manifest:full-path="Pictures/100000010000034000000148BFBA18B6FB5567E3.png" manifest:media-type="image/png"/>
  <manifest:file-entry manifest:full-path="Pictures/10000001000006D8000000FBEE1F60CDF1FBA936.png" manifest:media-type="image/png"/>
  <manifest:file-entry manifest:full-path="Pictures/100000010000054E000000C71DC0BE90A55B5E7C.png" manifest:media-type="image/png"/>
  <manifest:file-entry manifest:full-path="Pictures/10000001000005B9000000674B37EDBD6505F2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7.077cm" svg:height="1.125cm" svg:x="1cm" svg:y="2.761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7.911cm" svg:height="3.118cm" svg:x="1cm" svg:y="4.311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5.327cm" svg:height="3.519cm" svg:x="1.135cm" svg:y="7.437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4.832cm" svg:height="2.124cm" svg:x="1cm" svg:y="11.454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1.496cm" svg:height="1.683cm" svg:x="1cm" svg:y="14.015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2.402cm" svg:height="0.871cm" svg:x="1cm" svg:y="15.88cm">
          <draw:image xlink:href="Pictures/10000001000005B9000000674B37EDBD6505F2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8:34:10.160000000</meta:creation-date>
    <meta:generator>LibreOffice/7.6.1.2$Windows_X86_64 LibreOffice_project/f5defcebd022c5bc36bbb79be232cb6926d8f674</meta:generator>
    <dc:date>2024-06-18T12:44:28.174000000</dc:date>
    <meta:editing-duration>PT5M30S</meta:editing-duration>
    <meta:editing-cycles>1</meta:editing-cycles>
    <meta:document-statistic meta:object-count="7"/>
  </office:meta>
</office:document-meta>
</file>